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EB0000003E8314FF4154D25625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5" style:family="table">
      <style:table-properties style:width="13.654cm" fo:margin-left="1.916cm" fo:margin-right="2.02cm" table:align="margins" fo:background-color="transparent">
        <style:background-image/>
      </style:table-properties>
    </style:style>
    <style:style style:name="Table5.A" style:family="table-column">
      <style:table-column-properties style:column-width="4.286cm" style:rel-column-width="20572*"/>
    </style:style>
    <style:style style:name="Table5.B" style:family="table-column">
      <style:table-column-properties style:column-width="9.368cm" style:rel-column-width="44963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162cm"/>
    </style:style>
    <style:style style:name="Table5.5" style:family="table-row">
      <style:table-row-properties style:min-row-height="0.243cm"/>
    </style:style>
    <style:style style:name="Table6" style:family="table">
      <style:table-properties style:width="17.791cm" table:align="margins"/>
    </style:style>
    <style:style style:name="Table6.A" style:family="table-column">
      <style:table-column-properties style:column-width="1.746cm" style:rel-column-width="6432*"/>
    </style:style>
    <style:style style:name="Table6.B" style:family="table-column">
      <style:table-column-properties style:column-width="3.334cm" style:rel-column-width="12280*"/>
    </style:style>
    <style:style style:name="Table6.C" style:family="table-column">
      <style:table-column-properties style:column-width="3.493cm" style:rel-column-width="12865*"/>
    </style:style>
    <style:style style:name="Table6.D" style:family="table-column">
      <style:table-column-properties style:column-width="9.218cm" style:rel-column-width="3395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90%"/>
      <style:text-properties style:font-name="Calibri1" fo:font-size="10pt"/>
    </style:style>
    <style:style style:name="P2" style:family="paragraph" style:parent-style-name="Table_20_Contents">
      <style:paragraph-properties fo:line-height="90%" fo:text-align="center" style:justify-single-word="false"/>
      <style:text-properties style:font-name="Calibri1" fo:font-size="10pt" officeooo:paragraph-rsid="0012d413"/>
    </style:style>
    <style:style style:name="P3" style:family="paragraph" style:parent-style-name="Table_20_Contents">
      <style:paragraph-properties fo:line-height="90%"/>
      <style:text-properties style:font-name="Calibri1" fo:font-size="10pt" officeooo:paragraph-rsid="000ffe35"/>
    </style:style>
    <style:style style:name="P4" style:family="paragraph" style:parent-style-name="Table_20_Contents">
      <style:paragraph-properties fo:line-height="90%" fo:text-align="center" style:justify-single-word="false"/>
      <style:text-properties style:font-name="Calibri1" fo:font-size="10pt" fo:font-weight="bold" officeooo:rsid="000af295" officeooo:paragraph-rsid="000ffe35" style:font-weight-asian="bold" style:font-weight-complex="bold"/>
    </style:style>
    <style:style style:name="P5" style:family="paragraph" style:parent-style-name="Table_20_Contents">
      <style:paragraph-properties fo:line-height="90%" fo:text-align="end" style:justify-single-word="false"/>
      <style:text-properties style:font-name="Calibri1" fo:font-size="10pt" officeooo:rsid="000af295" officeooo:paragraph-rsid="00164b83"/>
    </style:style>
    <style:style style:name="P6" style:family="paragraph" style:parent-style-name="Table_20_Contents">
      <style:paragraph-properties fo:line-height="90%" fo:text-align="end" style:justify-single-word="false"/>
      <style:text-properties style:font-name="Calibri1" fo:font-size="10pt" officeooo:rsid="000af295" officeooo:paragraph-rsid="00160fc4"/>
    </style:style>
    <style:style style:name="P7" style:family="paragraph" style:parent-style-name="Table_20_Contents">
      <style:text-properties style:font-name="Calibri1" fo:font-size="10pt" officeooo:rsid="000af295" officeooo:paragraph-rsid="0012d413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style:font-name="Calibri1" fo:font-size="10pt" officeooo:rsid="000af295" officeooo:paragraph-rsid="0012d413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pt" officeooo:paragraph-rsid="0017e09f" style:font-size-asian="10pt" style:font-size-complex="10pt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justify" style:justify-single-word="false"/>
      <style:text-properties officeooo:paragraph-rsid="00164b83"/>
    </style:style>
    <style:style style:name="P13" style:family="paragraph" style:parent-style-name="Table_20_Contents">
      <style:paragraph-properties fo:text-align="justify" style:justify-single-word="false"/>
      <style:text-properties officeooo:rsid="00117bd6" officeooo:paragraph-rsid="00117bd6"/>
    </style:style>
    <style:style style:name="P14" style:family="paragraph" style:parent-style-name="Table_20_Contents">
      <style:paragraph-properties fo:text-align="justify" style:justify-single-word="false"/>
      <style:text-properties style:font-name="Calibri" officeooo:rsid="0012d413" officeooo:paragraph-rsid="0012d413"/>
    </style:style>
    <style:style style:name="P15" style:family="paragraph" style:parent-style-name="Table_20_Contents">
      <style:paragraph-properties fo:text-align="start" style:justify-single-word="false"/>
      <style:text-properties style:font-name="Calibri" officeooo:rsid="0035ca65" officeooo:paragraph-rsid="0035ca65"/>
    </style:style>
    <style:style style:name="P16" style:family="paragraph" style:parent-style-name="Table_20_Contents">
      <style:paragraph-properties fo:text-align="justify" style:justify-single-word="false"/>
      <style:text-properties style:font-name="Calibri" officeooo:rsid="0035ca65" officeooo:paragraph-rsid="0035ca65"/>
    </style:style>
    <style:style style:name="P17" style:family="paragraph" style:parent-style-name="Table_20_Contents">
      <style:paragraph-properties fo:text-align="justify" style:justify-single-word="false"/>
      <style:text-properties officeooo:rsid="00164b83" officeooo:paragraph-rsid="00164b83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164b83" officeooo:paragraph-rsid="00164b83" style:font-weight-asian="bold" style:font-weight-complex="bold"/>
    </style:style>
    <style:style style:name="P19" style:family="paragraph" style:parent-style-name="Header">
      <style:text-properties fo:font-size="2pt" style:font-size-asian="1.75pt" style:font-size-complex="2pt"/>
    </style:style>
    <style:style style:name="P20" style:family="paragraph" style:parent-style-name="Footer">
      <style:text-properties fo:font-size="2pt" style:font-size-asian="1.75pt" style:font-size-complex="2pt"/>
    </style:style>
    <style:style style:name="P21" style:family="paragraph" style:parent-style-name="Standard">
      <style:text-properties fo:font-size="2pt" officeooo:paragraph-rsid="000ffe35" style:font-size-asian="1.75pt" style:font-size-complex="2pt"/>
    </style:style>
    <style:style style:name="P22" style:family="paragraph" style:parent-style-name="Standard">
      <style:text-properties fo:font-size="6pt"/>
    </style:style>
    <style:style style:name="P23" style:family="paragraph" style:parent-style-name="Text_20_body">
      <style:text-properties officeooo:rsid="000ffe35" officeooo:paragraph-rsid="000ffe35"/>
    </style:style>
    <style:style style:name="P24" style:family="paragraph" style:parent-style-name="Text_20_body">
      <style:text-properties officeooo:rsid="0014cadf" officeooo:paragraph-rsid="000ffe35"/>
    </style:style>
    <style:style style:name="P25" style:family="paragraph" style:parent-style-name="Text_20_body">
      <style:text-properties officeooo:paragraph-rsid="002557af"/>
    </style:style>
    <style:style style:name="P26" style:family="paragraph" style:parent-style-name="Text_20_body">
      <style:text-properties officeooo:paragraph-rsid="00360014"/>
    </style:style>
    <style:style style:name="P27" style:family="paragraph" style:parent-style-name="Text_20_body">
      <style:text-properties fo:font-weight="normal" officeooo:rsid="00360014" officeooo:paragraph-rsid="00360014" style:font-weight-asian="normal" style:font-weight-complex="normal"/>
    </style:style>
    <style:style style:name="P28" style:family="paragraph" style:parent-style-name="Text_20_body">
      <style:text-properties officeooo:rsid="0037b242" officeooo:paragraph-rsid="0037b242"/>
    </style:style>
    <style:style style:name="P29" style:family="paragraph" style:parent-style-name="Text_20_body">
      <style:text-properties officeooo:paragraph-rsid="0037b242"/>
    </style:style>
    <style:style style:name="P30" style:family="paragraph" style:parent-style-name="Text_20_body">
      <style:text-properties officeooo:rsid="0037d205" officeooo:paragraph-rsid="0037d205"/>
    </style:style>
    <style:style style:name="P31" style:family="paragraph" style:parent-style-name="Text_20_body">
      <style:text-properties officeooo:paragraph-rsid="0037d205"/>
    </style:style>
    <style:style style:name="P32" style:family="paragraph" style:parent-style-name="Text_20_body">
      <style:text-properties officeooo:paragraph-rsid="003e34c2"/>
    </style:style>
    <style:style style:name="P33" style:family="paragraph" style:parent-style-name="Contents_20_1">
      <style:paragraph-properties>
        <style:tab-stops>
          <style:tab-stop style:position="17.791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7.29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.792cm" style:type="right" style:leader-style="dotted" style:leader-text="."/>
        </style:tab-stops>
      </style:paragraph-properties>
    </style:style>
    <style:style style:name="P36" style:family="paragraph" style:parent-style-name="Contents_20_4">
      <style:paragraph-properties>
        <style:tab-stops>
          <style:tab-stop style:position="16.293cm" style:type="right" style:leader-style="dotted" style:leader-text="."/>
        </style:tab-stops>
      </style:paragraph-properties>
    </style:style>
    <style:style style:name="P37" style:family="paragraph" style:parent-style-name="Contents_20_Heading">
      <style:paragraph-properties fo:break-before="page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alibri" officeooo:rsid="00117bd6" officeooo:paragraph-rsid="00117bd6"/>
    </style:style>
    <style:style style:name="P3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alibri" officeooo:rsid="00117bd6" officeooo:paragraph-rsid="0012cf16"/>
    </style:style>
    <style:style style:name="P40" style:family="paragraph" style:parent-style-name="Title">
      <style:text-properties fo:font-size="20pt" style:font-size-asian="28pt" style:font-size-complex="28pt"/>
    </style:style>
    <style:style style:name="P41" style:family="paragraph" style:parent-style-name="Title">
      <style:text-properties officeooo:rsid="002200a5" officeooo:paragraph-rsid="002200a5"/>
    </style:style>
    <style:style style:name="P42" style:family="paragraph" style:parent-style-name="Heading_20_1">
      <style:text-properties style:font-name="Liberation Sans" fo:font-size="16.7999992370605pt" fo:font-weight="bold" officeooo:rsid="0035ca65" officeooo:paragraph-rsid="0035ca6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3" style:family="paragraph" style:parent-style-name="Heading_20_2">
      <style:text-properties officeooo:rsid="0035ca65" officeooo:paragraph-rsid="0035ca65"/>
    </style:style>
    <style:style style:name="P44" style:family="paragraph" style:parent-style-name="Heading_20_3">
      <style:text-properties officeooo:paragraph-rsid="003e34c2"/>
    </style:style>
    <style:style style:name="P45" style:family="paragraph" style:parent-style-name="Heading_20_4">
      <style:text-properties officeooo:rsid="003e34c2" officeooo:paragraph-rsid="003e34c2"/>
    </style:style>
    <style:style style:name="P46" style:family="paragraph" style:parent-style-name="Standard" style:master-page-name="First_20_Page">
      <style:paragraph-properties style:page-number="auto"/>
    </style:style>
    <style:style style:name="P47" style:family="paragraph" style:parent-style-name="Text_20_body" style:list-style-name="L1">
      <style:text-properties officeooo:rsid="00360014" officeooo:paragraph-rsid="00360014"/>
    </style:style>
    <style:style style:name="P48" style:family="paragraph" style:parent-style-name="Text_20_body" style:list-style-name="L2">
      <style:text-properties officeooo:rsid="00360014" officeooo:paragraph-rsid="00360014"/>
    </style:style>
    <style:style style:name="P49" style:family="paragraph" style:parent-style-name="Text_20_body" style:list-style-name="L2">
      <style:text-properties officeooo:rsid="00360014" officeooo:paragraph-rsid="003e34c2"/>
    </style:style>
    <style:style style:name="P50" style:family="paragraph" style:parent-style-name="Text_20_body">
      <style:text-properties officeooo:rsid="00360014" officeooo:paragraph-rsid="00360014"/>
    </style:style>
    <style:style style:name="P51" style:family="paragraph" style:parent-style-name="Text_20_body" style:list-style-name="L3">
      <style:text-properties officeooo:paragraph-rsid="0037b242"/>
    </style:style>
    <style:style style:name="P52" style:family="paragraph" style:parent-style-name="Text_20_body" style:list-style-name="L3">
      <style:text-properties officeooo:rsid="0037b242" officeooo:paragraph-rsid="0037b242"/>
    </style:style>
    <style:style style:name="P53" style:family="paragraph" style:parent-style-name="Text_20_body">
      <style:paragraph-properties fo:text-align="start" style:justify-single-word="false"/>
      <style:text-properties officeooo:paragraph-rsid="0035ca65"/>
    </style:style>
    <style:style style:name="P54" style:family="paragraph" style:parent-style-name="Text_20_body">
      <style:text-properties fo:font-weight="normal" officeooo:rsid="00360014" officeooo:paragraph-rsid="00360014" style:font-weight-asian="normal" style:font-weight-complex="normal"/>
    </style:style>
    <style:style style:name="P55" style:family="paragraph" style:parent-style-name="Text_20_body">
      <style:paragraph-properties fo:text-align="center" style:justify-single-word="false"/>
      <style:text-properties fo:font-size="13pt" fo:font-weight="normal" officeooo:rsid="00360014" officeooo:paragraph-rsid="0049d3d6" style:font-weight-asian="normal" style:font-weight-complex="normal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7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9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295" style:font-weight-asian="bold" style:font-weight-complex="bold"/>
    </style:style>
    <style:style style:name="T3" style:family="text">
      <style:text-properties fo:font-weight="bold" officeooo:rsid="00360014" style:font-weight-asian="bold" style:font-weight-complex="bold"/>
    </style:style>
    <style:style style:name="T4" style:family="text">
      <style:text-properties officeooo:rsid="000ca158"/>
    </style:style>
    <style:style style:name="T5" style:family="text">
      <style:text-properties officeooo:rsid="0012d413"/>
    </style:style>
    <style:style style:name="T6" style:family="text">
      <style:text-properties style:font-name="Calibri" officeooo:rsid="00117bd6"/>
    </style:style>
    <style:style style:name="T7" style:family="text">
      <style:text-properties style:font-name="Calibri" officeooo:rsid="0012d413"/>
    </style:style>
    <style:style style:name="T8" style:family="text">
      <style:text-properties style:font-name="Calibri" officeooo:rsid="0035ca65"/>
    </style:style>
    <style:style style:name="T9" style:family="text">
      <style:text-properties style:font-name="Calibri" officeooo:rsid="003e34c2"/>
    </style:style>
    <style:style style:name="T10" style:family="text">
      <style:text-properties style:font-name="Calibri" officeooo:rsid="0040f626"/>
    </style:style>
    <style:style style:name="T11" style:family="text">
      <style:text-properties style:font-name="Liberation Sans" fo:font-size="14.1000003814697pt" fo:font-weight="bold" officeooo:rsid="003e34c2" style:font-name-asian="Microsoft YaHei" style:font-size-asian="14.1000003814697pt" style:font-weight-asian="bold" style:font-name-complex="Lucida Sans" style:font-size-complex="14.1000003814697pt" style:font-weight-complex="bold"/>
    </style:style>
    <style:style style:name="T12" style:family="text">
      <style:text-properties style:font-name="Arial" fo:font-size="11pt" officeooo:rsid="002557af"/>
    </style:style>
    <style:style style:name="T13" style:family="text">
      <style:text-properties style:font-name="Arial" fo:font-size="11pt" fo:font-weight="bold" officeooo:rsid="0037d205" style:font-weight-asian="bold" style:font-weight-complex="bold"/>
    </style:style>
    <style:style style:name="T14" style:family="text">
      <style:text-properties style:font-name="Arial" fo:font-size="11pt" officeooo:rsid="0035ca65"/>
    </style:style>
    <style:style style:name="T15" style:family="text">
      <style:text-properties style:font-name="Arial" fo:font-size="11pt" officeooo:rsid="00360014"/>
    </style:style>
    <style:style style:name="T16" style:family="text">
      <style:text-properties style:font-name="Arial" fo:font-size="11pt" officeooo:rsid="0037b242"/>
    </style:style>
    <style:style style:name="T17" style:family="text">
      <style:text-properties style:font-name="Arial" fo:font-size="11pt" officeooo:rsid="003e34c2"/>
    </style:style>
    <style:style style:name="T18" style:family="text">
      <style:text-properties style:font-name="Arial" fo:font-size="11pt" officeooo:rsid="003f8837"/>
    </style:style>
    <style:style style:name="T19" style:family="text">
      <style:text-properties officeooo:rsid="00271da1"/>
    </style:style>
    <style:style style:name="T20" style:family="text">
      <style:text-properties officeooo:rsid="0035ca65"/>
    </style:style>
    <style:style style:name="T21" style:family="text">
      <style:text-properties officeooo:rsid="00164b83"/>
    </style:style>
    <style:style style:name="T22" style:family="text">
      <style:text-properties officeooo:rsid="00360014"/>
    </style:style>
    <style:style style:name="T23" style:family="text">
      <style:text-properties officeooo:rsid="00377983"/>
    </style:style>
    <style:style style:name="T24" style:family="text">
      <style:text-properties officeooo:rsid="0037b242"/>
    </style:style>
    <style:style style:name="T25" style:family="text">
      <style:text-properties officeooo:rsid="0037d205"/>
    </style:style>
    <style:style style:name="T26" style:family="text">
      <style:text-properties fo:color="#2a6099" loext:opacity="100%"/>
    </style:style>
    <style:style style:name="T27" style:family="text">
      <style:text-properties fo:color="#2a6099" loext:opacity="100%" officeooo:rsid="003683e5"/>
    </style:style>
    <style:style style:name="T28" style:family="text">
      <style:text-properties fo:color="#2a6099" loext:opacity="100%" fo:font-weight="bold" style:font-weight-asian="bold" style:font-weight-complex="bold"/>
    </style:style>
    <style:style style:name="T29" style:family="text">
      <style:text-properties fo:color="#2a6099" loext:opacity="100%" fo:font-weight="bold" officeooo:rsid="003683e5" style:font-weight-asian="bold" style:font-weight-complex="bold"/>
    </style:style>
    <style:style style:name="T30" style:family="text">
      <style:text-properties fo:color="#2a6099" loext:opacity="100%" fo:font-weight="bold" officeooo:rsid="00377983" style:font-weight-asian="bold" style:font-weight-complex="bold"/>
    </style:style>
    <style:style style:name="T31" style:family="text">
      <style:text-properties fo:color="#2a6099" loext:opacity="100%" fo:font-weight="bold" officeooo:rsid="0049d3d6" style:font-weight-asian="bold" style:font-weight-complex="bold"/>
    </style:style>
    <style:style style:name="T32" style:family="text">
      <style:text-properties fo:color="#2a6099" loext:opacity="100%" officeooo:rsid="00377983"/>
    </style:style>
    <style:style style:name="T33" style:family="text">
      <style:text-properties fo:color="#ff8000" loext:opacity="100%" officeooo:rsid="00377983"/>
    </style:style>
    <style:style style:name="T34" style:family="text">
      <style:text-properties fo:color="#ff8000" loext:opacity="100%" fo:font-weight="bold" officeooo:rsid="00377983" style:font-weight-asian="bold" style:font-weight-complex="bold"/>
    </style:style>
    <style:style style:name="T35" style:family="text">
      <style:text-properties fo:color="#ff8000" loext:opacity="100%" fo:font-weight="bold" officeooo:rsid="003683e5" style:font-weight-asian="bold" style:font-weight-complex="bold"/>
    </style:style>
    <style:style style:name="T36" style:family="text">
      <style:text-properties officeooo:rsid="003e34c2"/>
    </style:style>
    <style:style style:name="T37" style:family="text">
      <style:text-properties officeooo:rsid="003f8837"/>
    </style:style>
    <style:style style:name="T38" style:family="text">
      <style:text-properties fo:color="#127622" loext:opacity="100%" fo:font-weight="bold" style:font-weight-asian="bold" style:font-weight-complex="bold"/>
    </style:style>
    <style:style style:name="T39" style:family="text">
      <style:text-properties fo:color="#ffbf00" loext:opacity="100%" fo:font-weight="bold" style:font-weight-asian="bold" style:font-weight-complex="bold"/>
    </style:style>
    <style:style style:name="T40" style:family="text">
      <style:text-properties fo:color="#ffbf00" loext:opacity="100%" fo:font-weight="bold" officeooo:rsid="00377983" style:font-weight-asian="bold" style:font-weight-complex="bold"/>
    </style:style>
    <style:style style:name="T41" style:family="text">
      <style:text-properties officeooo:rsid="004396c3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bf00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ffbf00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81d41a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XXXXXX" text:name="DocID"/>
        <text:user-field-decl office:value-type="string" office:string-value="calvos" text:name="DocProject"/>
        <text:user-field-decl office:value-type="string" office:string-value="Comgen - CAN" text:name="DocSubtitle"/>
        <text:user-field-decl office:value-type="string" office:string-value="CAN Module Design Document" text:name="DocTitle"/>
        <text:user-field-decl office:value-type="string" office:string-value="Carlos Calvillo Cortes" text:name="DocAuthor"/>
        <text:user-field-decl office:value-type="string" office:string-value="0.1" text:name="DocVersion"/>
      </text:user-field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P41"><text:user-field-get text:name="DocTitle">CAN Module Design Document</text:user-field-get></text:p>
      <text:p text:style-name="Title">- <text:user-field-get text:name="DocSubtitle">Comgen - CAN</text:user-field-get><text:s/>-</text:p>
      <text:p text:style-name="P40"><text:user-field-get text:name="DocID">DXXXXXX</text:user-field-get></text:p>
      <text:p text:style-name="P23"/>
      <text:p text:style-name="P23"/>
      <text:p text:style-name="P23"/>
      <text:p text:style-name="P23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3">Primary Author(s):</text:p>
          </table:table-cell>
          <table:table-cell table:style-name="Table5.B1" office:value-type="string">
            <text:p text:style-name="P11"><text:user-field-get text:name="DocAuthor">Carlos Calvillo Cortes</text:user-field-get></text:p>
          </table:table-cell>
        </table:table-row>
        <table:table-row>
          <table:table-cell table:style-name="Table5.A2" office:value-type="string">
            <text:p text:style-name="P13">Version:</text:p>
          </table:table-cell>
          <table:table-cell table:style-name="Table5.B2" office:value-type="string">
            <text:p text:style-name="P11"><text:user-field-get text:name="DocVersion">0.1</text:user-field-get></text:p>
          </table:table-cell>
        </table:table-row>
        <table:table-row table:style-name="Table5.3">
          <table:table-cell table:style-name="Table5.A2" office:value-type="string">
            <text:p text:style-name="P38">Maturity:</text:p>
          </table:table-cell>
          <table:table-cell table:style-name="Table5.B2" office:value-type="string">
            <text:p text:style-name="P39"><text:drop-down text:name="Doc Maturity"><text:label text:current-selected="true" text:value="draft"/><text:label text:value="released"/>draft</text:drop-down></text:p>
          </table:table-cell>
        </table:table-row>
        <table:table-row table:style-name="Table5.3">
          <table:table-cell table:style-name="Table5.A2" office:value-type="string">
            <text:p text:style-name="P13">Project:</text:p>
          </table:table-cell>
          <table:table-cell table:style-name="Table5.B2" office:value-type="string">
            <text:p text:style-name="P11"><text:user-field-get text:name="DocProject">calvos</text:user-field-get></text:p>
          </table:table-cell>
        </table:table-row>
        <table:table-row table:style-name="Table5.5">
          <table:table-cell table:style-name="Table5.A2" office:value-type="string">
            <text:p text:style-name="P13">Document ID:</text:p>
          </table:table-cell>
          <table:table-cell table:style-name="Table5.B2" office:value-type="string">
            <text:p text:style-name="P11"><text:user-field-get text:name="DocID">DXXXXXX</text:user-field-get></text:p>
          </table:table-cell>
        </table:table-row>
        <table:table-row table:style-name="Table5.5">
          <table:table-cell table:style-name="Table5.A2" office:value-type="string">
            <text:p text:style-name="P14">Additional Information:</text:p>
          </table:table-cell>
          <table:table-cell table:style-name="Table5.B2" office:value-type="string">
            <text:p text:style-name="P11"/>
          </table:table-cell>
        </table:table-row>
      </table:table>
      <text:p text:style-name="P24"/>
      <text:p text:style-name="P24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3"><text:a xlink:type="simple" xlink:href="#__RefHeading___Toc834_473700863" text:style-name="Index_20_Link" text:visited-style-name="Index_20_Link">1. Document History<text:tab/>2</text:a></text:p>
          <text:p text:style-name="P33"><text:a xlink:type="simple" xlink:href="#__RefHeading___Toc829_473700863" text:style-name="Index_20_Link" text:visited-style-name="Index_20_Link">2. Document Overview<text:tab/>2</text:a></text:p>
          <text:p text:style-name="P33"><text:a xlink:type="simple" xlink:href="#__RefHeading___Toc2005_2746166801" text:style-name="Index_20_Link" text:visited-style-name="Index_20_Link">3. CAN module<text:tab/>2</text:a></text:p>
          <text:p text:style-name="P34"><text:a xlink:type="simple" xlink:href="#__RefHeading___Toc2007_2746166801" text:style-name="Index_20_Link" text:visited-style-name="Index_20_Link">3.1 Functions<text:tab/>2</text:a></text:p>
          <text:p text:style-name="P34"><text:a xlink:type="simple" xlink:href="#__RefHeading___Toc2009_2746166801" text:style-name="Index_20_Link" text:visited-style-name="Index_20_Link">3.2 Data structures<text:tab/>2</text:a></text:p>
          <text:p text:style-name="P35"><text:a xlink:type="simple" xlink:href="#__RefHeading___Toc2011_2746166801" text:style-name="Index_20_Link" text:visited-style-name="Index_20_Link">3.2.1 Class “SignalAccess”<text:tab/>2</text:a></text:p>
          <text:p text:style-name="P36"><text:a xlink:type="simple" xlink:href="#__RefHeading___Toc2013_2746166801" text:style-name="Index_20_Link" text:visited-style-name="Index_20_Link">3.2.1.1 Class “SignalPiece”<text:tab/>2</text:a></text:p>
        </text:index-body>
      </text:table-of-content>
      <text:p text:style-name="P24"/>
      <text:h text:style-name="Heading_20_1" text:outline-level="1"><text:bookmark-start text:name="__RefHeading___Toc834_473700863"/>Document History<text:bookmark-end text:name="__RefHeading___Toc834_473700863"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8">Version</text:p>
          </table:table-cell>
          <table:table-cell table:style-name="Table6.A1" office:value-type="string">
            <text:p text:style-name="P18">Date (dd/Mmm/yyyy)</text:p>
          </table:table-cell>
          <table:table-cell table:style-name="Table6.A1" office:value-type="string">
            <text:p text:style-name="P18">Author(s)</text:p>
          </table:table-cell>
          <table:table-cell table:style-name="Table6.D1" office:value-type="string">
            <text:p text:style-name="P18">Description</text:p>
          </table:table-cell>
        </table:table-row>
        <table:table-row>
          <table:table-cell table:style-name="Table6.A2" office:value-type="string">
            <text:p text:style-name="P17">0.1</text:p>
          </table:table-cell>
          <table:table-cell table:style-name="Table6.A2" office:value-type="string">
            <text:p text:style-name="P12"><text:span text:style-name="T20">11</text:span><text:span text:style-name="T21">/Jan/202</text:span><text:span text:style-name="T8">1</text:span></text:p>
          </table:table-cell>
          <table:table-cell table:style-name="Table6.A2" office:value-type="string">
            <text:p text:style-name="P15">Carlos Calvillo Cortes</text:p>
          </table:table-cell>
          <table:table-cell table:style-name="Table6.D2" office:value-type="string">
            <text:p text:style-name="P16">Initial draft version</text:p>
          </table:table-cell>
        </table:table-row>
      </table:table>
      <text:h text:style-name="Heading_20_1" text:outline-level="1"><text:bookmark-start text:name="__RefHeading___Toc829_473700863"/>Document Overview<text:bookmark-end text:name="__RefHeading___Toc829_473700863"/></text:h>
      <text:p text:style-name="P25"><text:span text:style-name="T14">This is a design document for the CAN module of the comgen package</text:span><text:span text:style-name="T12">.</text:span></text:p>
      <text:h text:style-name="P42" text:outline-level="1"><text:bookmark-start text:name="__RefHeading___Toc2005_2746166801"/><text:span text:style-name="T19">C</text:span>AN module<text:bookmark-end text:name="__RefHeading___Toc2005_2746166801"/></text:h>
      <text:h text:style-name="P43" text:outline-level="2"><text:bookmark-start text:name="__RefHeading___Toc2007_2746166801"/>Functions<text:bookmark-end text:name="__RefHeading___Toc2007_2746166801"/></text:h>
      <text:h text:style-name="P43" text:outline-level="2"><text:bookmark-start text:name="__RefHeading___Toc2009_2746166801"/>Data structures<text:bookmark-end text:name="__RefHeading___Toc2009_2746166801"/></text:h>
      <text:h text:style-name="P44" text:outline-level="3"><text:bookmark-start text:name="__RefHeading___Toc2011_2746166801"/><text:span text:style-name="T36">Class “</text:span><text:span text:style-name="T11">SignalAccess</text:span><text:span text:style-name="T36">”</text:span><text:bookmark-end text:name="__RefHeading___Toc2011_2746166801"/></text:h>
      <text:p text:style-name="Standard"><text:span text:style-name="T36">Class SignalAccess is used to model an </text:span>abstract access <text:span text:style-name="T36">to a signal. The access can be read or write access depending on the </text:span><text:span text:style-name="T9">consumer of </text:span><text:span text:style-name="T10">the object’s of this</text:span><text:span text:style-name="T9"> class.</text:span></text:p>
      <text:h text:style-name="P45" text:outline-level="4"><text:bookmark-start text:name="__RefHeading___Toc2013_2746166801"/>Class “Piece<text:span text:style-name="T41">Access</text:span>”<text:bookmark-end text:name="__RefHeading___Toc2013_2746166801"/></text:h>
      <text:p text:style-name="P32"><text:span text:style-name="T36">Models a piece of access for the signal in the parent’s SignalAccess class. </text:span><text:span text:style-name="T37">A piece here refers to a string that is OR’ed to form a whole C string for accessing the given signal </text:span><text:span text:style-name="T18">with the specified layout.</text:span></text:p>
      <text:p text:style-name="P32"><text:span text:style-name="T17">Members</text:span><text:span text:style-name="T36"> of this class are described below.</text:span></text:p>
      <text:p text:style-name="P32"><draw:g text:anchor-type="paragraph" draw:z-index="3" draw:name="Shape1" draw:style-name="gr1"><draw:frame draw:style-name="gr2" draw:text-style-name="P57" svg:width="2.001cm" svg:height="0.999cm" svg:x="3.001cm" svg:y="0.312cm"><draw:text-box><text:p text:style-name="P56"><text:span text:style-name="T42">DATA</text:span></text:p></draw:text-box></draw:frame><draw:frame draw:style-name="gr3" draw:text-style-name="P58" svg:width="1.5cm" svg:height="0.999cm" svg:x="6.502cm" svg:y="0.312cm"><draw:text-box><text:p text:style-name="P56"><text:span text:style-name="T42">OP₁</text:span></text:p></draw:text-box></draw:frame><draw:frame draw:style-name="gr4" draw:text-style-name="P59" svg:width="1.5cm" svg:height="0.999cm" svg:x="1.501cm" svg:y="0.312cm"><draw:text-box><text:p text:style-name="P56"><text:span text:style-name="T42">T₁</text:span></text:p></draw:text-box></draw:frame><draw:frame draw:style-name="gr5" draw:text-style-name="P60" svg:width="1.502cm" svg:height="0.999cm" svg:x="5.001cm" svg:y="0.312cm"><draw:text-box><text:p text:style-name="P56"><text:span text:style-name="T42">M₁</text:span></text:p></draw:text-box></draw:frame><draw:frame draw:style-name="gr6" draw:text-style-name="P61" svg:width="1.5cm" svg:height="0.999cm" svg:x="8.001cm" svg:y="0.312cm"><draw:text-box><text:p text:style-name="P56"><text:span text:style-name="T42">S₁</text:span></text:p></draw:text-box></draw:frame><draw:frame draw:style-name="gr7" draw:text-style-name="P58" svg:width="1.5cm" svg:height="0.999cm" svg:x="11.002cm" svg:y="0.312cm"><draw:text-box><text:p text:style-name="P56"><text:span text:style-name="T42">OP₂</text:span></text:p></draw:text-box></draw:frame><draw:frame draw:style-name="gr8" draw:text-style-name="P60" svg:width="1.502cm" svg:height="0.999cm" svg:x="9.501cm" svg:y="0.312cm"><draw:text-box><text:p text:style-name="P56"><text:span text:style-name="T42">M₂</text:span></text:p></draw:text-box></draw:frame><draw:frame draw:style-name="gr9" draw:text-style-name="P61" svg:width="1.502cm" svg:height="0.999cm" svg:x="12.501cm" svg:y="0.312cm"><draw:text-box><text:p text:style-name="P56"><text:span text:style-name="T42">S₂</text:span></text:p></draw:text-box></draw:frame><draw:frame draw:style-name="gr10" draw:text-style-name="P59" svg:width="1.5cm" svg:height="0.999cm" svg:x="0.002cm" svg:y="0.312cm"><draw:text-box><text:p text:style-name="P56"><text:span text:style-name="T42">T₂</text:span></text:p></draw:text-box></draw:frame><draw:frame draw:style-name="gr11" draw:text-style-name="P60" svg:width="1.5cm" svg:height="0.999cm" svg:x="14.002cm" svg:y="0.312cm"><draw:text-box><text:p text:style-name="P56"><text:span text:style-name="T42">M₃</text:span></text:p></draw:text-box></draw:frame></draw:g></text:p>
      <text:p text:style-name="P53"/>
      <text:p text:style-name="P27"><text:soft-page-break/></text:p>
      <text:p text:style-name="P27">Above elements will form a string with following format:</text:p>
      <text:p text:style-name="P55"><text:span text:style-name="T38">( T₂ )</text:span><text:span text:style-name="T30">( (</text:span><text:span text:style-name="T23"> </text:span><text:span text:style-name="T34">(</text:span><text:span text:style-name="T23"> </text:span><text:span text:style-name="T29">(</text:span><text:span text:style-name="T27"> </text:span>*<text:span text:style-name="T38">( T₁ * )</text:span>(DATA) <text:span text:style-name="T26">&amp; </text:span><text:span text:style-name="T28">M₁ </text:span><text:span text:style-name="T29">)</text:span><text:span text:style-name="T1"> </text:span><text:span text:style-name="T39">OP₁ </text:span><text:span text:style-name="T35">S₁ </text:span><text:span text:style-name="T34">)</text:span><text:span text:style-name="T23"> </text:span><text:span text:style-name="T32">&amp;</text:span><text:span text:style-name="T23"> </text:span><text:span text:style-name="T30">M₂ )</text:span><text:span text:style-name="T32"> </text:span><text:span text:style-name="T40">OP₂ </text:span><text:span text:style-name="T34">S₂ </text:span><text:span text:style-name="T30">) </text:span><text:span text:style-name="T32">&amp;</text:span><text:span text:style-name="T33"> </text:span><text:span text:style-name="T30">M₃</text:span></text:p>
      <text:p text:style-name="P50"><text:span text:style-name="T1">DATA</text:span>: The name of the data to be accessed <text:span text:style-name="T23">s</text:span>hall be a pointer variable. Examples:</text:p>
      <text:list xml:id="list571248268" text:style-name="L1">
        <text:list-item>
          <text:p text:style-name="P47">my_array</text:p>
        </text:list-item>
        <text:list-item>
          <text:p text:style-name="P47">&amp;my_array[0]</text:p>
        </text:list-item>
        <text:list-item>
          <text:p text:style-name="P47">&amp;my_array[5]</text:p>
        </text:list-item>
      </text:list>
      <text:p text:style-name="P26"><text:span text:style-name="T3">T₁</text:span><text:span text:style-name="T22">: Type casting 1. Will cast the type given by DATA. Shall be any valid basic C data type in the </text:span><text:span text:style-name="T15">SW</text:span><text:span text:style-name="T22">. Examples:</text:span></text:p>
      <text:list xml:id="list3067643228" text:style-name="L2">
        <text:list-item>
          <text:p text:style-name="P48">usigned int</text:p>
        </text:list-item>
        <text:list-item>
          <text:p text:style-name="P48">usigned long long int</text:p>
        </text:list-item>
        <text:list-item>
          <text:p text:style-name="P49">uint32_t (provided that uint32_t is defined as a corresponding data type, .e.g., “typedef unsigned int uint32_t;”)</text:p>
        </text:list-item>
      </text:list>
      <text:p text:style-name="P28"><text:span text:style-name="T1">T₂</text:span>: Type casting 2.</text:p>
      <text:p text:style-name="P29"><text:span text:style-name="T1">M₁</text:span>: Mask 1. Will mask out (‘and’ operator ‘&amp;’) non relevant bits of the variable DATA. Shall have same lenght of the casting type T₁. For example if T₁ casts to a 16-bit data, then the mask shall be of 16 bits, etc. Examples:</text:p>
      <text:list xml:id="list2948866771" text:style-name="L3">
        <text:list-item>
          <text:p text:style-name="P52">0x1Fu (will mask out the 3 most significant bits in a 8-bit variable)</text:p>
        </text:list-item>
        <text:list-item>
          <text:p text:style-name="P51"><text:span text:style-name="T24">0x0FFFu (will mask out the </text:span><text:span text:style-name="T16">4</text:span><text:span text:style-name="T24"> most significant bits in a </text:span><text:span text:style-name="T16">16</text:span><text:span text:style-name="T24">-bit variable)</text:span></text:p>
        </text:list-item>
      </text:list>
      <text:p text:style-name="P30"><text:span text:style-name="T1">OP₁</text:span>: Shifting operator 1. Can be left shifting (&lt;&lt;) or right shifting (&gt;&gt;) as required.</text:p>
      <text:p text:style-name="P31"><text:span text:style-name="T13">S₁</text:span><text:span text:style-name="T25">: Shifting bits 1. Number of bits to shift following shifting operator OP₁.</text:span></text:p>
      <text:p text:style-name="P30"><text:span text:style-name="T1">M₂</text:span>: Mask 2.</text:p>
      <text:p text:style-name="P30"><text:span text:style-name="T1">OP₂</text:span>: Shifting operator 2.</text:p>
      <text:p text:style-name="P31"><text:span text:style-name="T13">S₂</text:span><text:span text:style-name="T25">: Shifting bits 2.</text:span>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0cm" style:auto-text-indent="false"/>
      <style:text-properties style:font-name="Arial" fo:font-family="Arial" style:font-style-name="Regular" style:font-family-generic="swiss" style:font-pitch="variable" fo:font-size="11pt"/>
    </style:style>
    <style:style style:name="List" style:family="paragraph" style:parent-style-name="Text_20_body" style:class="list">
      <style:paragraph-properties fo:margin-left="0cm" fo:margin-right="0cm" fo:margin-top="0cm" fo:margin-bottom="0.254cm" style:contextual-spacing="false" fo:text-indent="0.102cm" style:auto-text-indent="false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25cm" style:type="center"/>
          <style:tab-stop style:position="19.05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79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9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93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791cm" table:align="margins"/>
    </style:style>
    <style:style style:name="Table2.A" style:family="table-column">
      <style:table-column-properties style:column-width="3.443cm" style:rel-column-width="12683*"/>
    </style:style>
    <style:style style:name="Table2.B" style:family="table-column">
      <style:table-column-properties style:column-width="11.227cm" style:rel-column-width="41356*"/>
    </style:style>
    <style:style style:name="Table2.C" style:family="table-column">
      <style:table-column-properties style:column-width="3.12cm" style:rel-column-width="11496*"/>
    </style:style>
    <style:style style:name="Table2.1" style:family="table-row">
      <style:table-row-properties style:min-row-height="0.205cm"/>
    </style:style>
    <style:style style:name="Table2.A1" style:family="table-cell">
      <style:table-cell-properties style:vertical-align="middle" fo:padding="0.097cm" fo:border-left="none" fo:border-right="none" fo:border-top="none" fo:border-bottom="0.5pt solid #000000"/>
    </style:style>
    <style:style style:name="Table2.B1" style:family="table-cell">
      <style:table-cell-properties style:vertical-align="middle" fo:padding="0.097cm" fo:border="none"/>
    </style:style>
    <style:style style:name="Table2.B2" style:family="table-cell">
      <style:table-cell-properties fo:padding="0.097cm" fo:border-left="none" fo:border-right="none" fo:border-top="none" fo:border-bottom="0.5pt solid #000000"/>
    </style:style>
    <style:style style:name="Table1" style:family="table">
      <style:table-properties style:width="17.791cm" table:align="margins"/>
    </style:style>
    <style:style style:name="Table1.A" style:family="table-column">
      <style:table-column-properties style:column-width="6.918cm" style:rel-column-width="25485*"/>
    </style:style>
    <style:style style:name="Table1.B" style:family="table-column">
      <style:table-column-properties style:column-width="4.482cm" style:rel-column-width="16511*"/>
    </style:style>
    <style:style style:name="Table1.C" style:family="table-column">
      <style:table-column-properties style:column-width="6.391cm" style:rel-column-width="23539*"/>
    </style:style>
    <style:style style:name="Table1.A1" style:family="table-cell">
      <style:table-cell-properties fo:padding="0.097cm" fo:border-left="none" fo:border-right="none" fo:border-top="0.5pt solid #000000" fo:border-bottom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403cm" style:rel-column-width="12677*"/>
    </style:style>
    <style:style style:name="Table4.B" style:family="table-column">
      <style:table-column-properties style:column-width="11.1cm" style:rel-column-width="41356*"/>
    </style:style>
    <style:style style:name="Table4.C" style:family="table-column">
      <style:table-column-properties style:column-width="3.087cm" style:rel-column-width="11502*"/>
    </style:style>
    <style:style style:name="Table4.1" style:family="table-row">
      <style:table-row-properties style:min-row-height="0.205cm"/>
    </style:style>
    <style:style style:name="Table4.A1" style:family="table-cell">
      <style:table-cell-properties style:vertical-align="middle" fo:padding="0.097cm" fo:border-left="none" fo:border-right="none" fo:border-top="none" fo:border-bottom="0.5pt solid #000000"/>
    </style:style>
    <style:style style:name="Table4.B1" style:family="table-cell">
      <style:table-cell-properties style:vertical-align="middle" fo:padding="0.097cm" fo:border="none"/>
    </style:style>
    <style:style style:name="Table4.B2" style:family="table-cell">
      <style:table-cell-properties fo:padding="0.097cm" fo:border-left="none" fo:border-right="none" fo:border-top="none" fo:border-bottom="0.5pt solid #000000"/>
    </style:style>
    <style:style style:name="Table3" style:family="table">
      <style:table-properties style:width="17.621cm" fo:margin-left="0cm" table:align="left"/>
    </style:style>
    <style:style style:name="Table3.A" style:family="table-column">
      <style:table-column-properties style:column-width="6.839cm"/>
    </style:style>
    <style:style style:name="Table3.B" style:family="table-column">
      <style:table-column-properties style:column-width="4.433cm"/>
    </style:style>
    <style:style style:name="Table3.C" style:family="table-column">
      <style:table-column-properties style:column-width="6.35cm"/>
    </style:style>
    <style:style style:name="Table3.A1" style:family="table-cell">
      <style:table-cell-properties fo:padding="0.097cm" fo:border-left="none" fo:border-right="none" fo:border-top="0.5pt solid #000000" fo:border-bottom="none"/>
    </style:style>
    <style:style style:name="MP1" style:family="paragraph" style:parent-style-name="Table_20_Contents">
      <style:paragraph-properties fo:line-height="90%"/>
      <style:text-properties style:font-name="Calibri1" fo:font-size="10pt"/>
    </style:style>
    <style:style style:name="MP2" style:family="paragraph" style:parent-style-name="Table_20_Contents">
      <style:paragraph-properties fo:line-height="90%" fo:text-align="center" style:justify-single-word="false"/>
      <style:text-properties style:font-name="Calibri1" fo:font-size="10pt" fo:font-weight="bold" officeooo:rsid="000af295" officeooo:paragraph-rsid="000ffe35" style:font-weight-asian="bold" style:font-weight-complex="bold"/>
    </style:style>
    <style:style style:name="MP3" style:family="paragraph" style:parent-style-name="Table_20_Contents">
      <style:paragraph-properties fo:line-height="90%" fo:text-align="end" style:justify-single-word="false"/>
      <style:text-properties style:font-name="Calibri1" fo:font-size="10pt" officeooo:rsid="000af295" officeooo:paragraph-rsid="00164b83"/>
    </style:style>
    <style:style style:name="MP4" style:family="paragraph" style:parent-style-name="Table_20_Contents">
      <style:paragraph-properties fo:line-height="90%" fo:text-align="center" style:justify-single-word="false"/>
      <style:text-properties style:font-name="Calibri1" fo:font-size="10pt" officeooo:paragraph-rsid="0012d413"/>
    </style:style>
    <style:style style:name="MP5" style:family="paragraph" style:parent-style-name="Header">
      <style:text-properties fo:font-size="2pt" style:font-size-asian="1.75pt" style:font-size-complex="2pt"/>
    </style:style>
    <style:style style:name="MP6" style:family="paragraph" style:parent-style-name="Table_20_Contents">
      <style:text-properties style:font-name="Calibri1" fo:font-size="10pt" officeooo:rsid="000af295" officeooo:paragraph-rsid="0012d413" style:font-size-asian="10pt" style:font-size-complex="10pt"/>
    </style:style>
    <style:style style:name="MP7" style:family="paragraph" style:parent-style-name="Table_20_Contents">
      <style:paragraph-properties fo:text-align="center" style:justify-single-word="false"/>
      <style:text-properties style:font-name="Calibri1" fo:font-size="10pt" style:font-size-asian="10pt" style:font-size-complex="10pt"/>
    </style:style>
    <style:style style:name="MP8" style:family="paragraph" style:parent-style-name="Table_20_Contents">
      <style:paragraph-properties fo:text-align="end" style:justify-single-word="false"/>
      <style:text-properties style:font-name="Calibri1" fo:font-size="10pt" officeooo:rsid="000af295" officeooo:paragraph-rsid="0012d413" style:font-size-asian="10pt" style:font-size-complex="10pt"/>
    </style:style>
    <style:style style:name="MP9" style:family="paragraph" style:parent-style-name="Footer">
      <style:text-properties fo:font-size="2pt" style:font-size-asian="1.75pt" style:font-size-complex="2pt"/>
    </style:style>
    <style:style style:name="MP10" style:family="paragraph" style:parent-style-name="Table_20_Contents">
      <style:paragraph-properties fo:line-height="90%"/>
      <style:text-properties style:font-name="Calibri1" fo:font-size="10pt" officeooo:paragraph-rsid="000ffe35"/>
    </style:style>
    <style:style style:name="MP11" style:family="paragraph" style:parent-style-name="Table_20_Contents">
      <style:paragraph-properties fo:line-height="90%" fo:text-align="end" style:justify-single-word="false"/>
      <style:text-properties style:font-name="Calibri1" fo:font-size="10pt" officeooo:rsid="000af295" officeooo:paragraph-rsid="00160fc4"/>
    </style:style>
    <style:style style:name="MP12" style:family="paragraph" style:parent-style-name="Standard">
      <style:text-properties fo:font-size="2pt" officeooo:paragraph-rsid="000ffe35" style:font-size-asian="1.75pt" style:font-size-complex="2pt"/>
    </style:style>
    <style:style style:name="MP13" style:family="paragraph" style:parent-style-name="Table_20_Contents">
      <style:paragraph-properties fo:text-align="center" style:justify-single-word="false"/>
      <style:text-properties style:font-name="Calibri1" fo:font-size="10pt" officeooo:paragraph-rsid="0017e09f" style:font-size-asian="10pt" style:font-size-complex="10pt"/>
    </style:style>
    <style:style style:name="MT1" style:family="text">
      <style:text-properties fo:font-weight="bold" officeooo:rsid="000af295" style:font-weight-asian="bold" style:font-weight-complex="bold"/>
    </style:style>
    <style:style style:name="MT2" style:family="text">
      <style:text-properties officeooo:rsid="000ca158"/>
    </style:style>
    <style:style style:name="MT3" style:family="text">
      <style:text-properties officeooo:rsid="0012d413"/>
    </style:style>
    <style:style style:name="MT4" style:family="text">
      <style:text-properties style:font-name="Calibri" officeooo:rsid="00117bd6"/>
    </style:style>
    <style:style style:name="MT5" style:family="text">
      <style:text-properties style:font-name="Calibri" officeooo:rsid="0012d41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 style:page-usage="mirrored">
      <style:page-layout-properties fo:page-width="21.59cm" fo:page-height="27.94cm" style:num-format="1" style:print-orientation="portrait" fo:margin-top="1.499cm" fo:margin-bottom="1.499cm" fo:margin-left="2.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DXXXXXX" text:name="DocID"/>
          <text:user-field-decl office:value-type="string" office:string-value="calvos" text:name="DocProject"/>
          <text:user-field-decl office:value-type="string" office:string-value="Comgen - CAN" text:name="DocSubtitle"/>
          <text:user-field-decl office:value-type="string" office:string-value="CAN Module Design Document" text:name="DocTitle"/>
        </text:user-field-decls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2" office:value-type="string">
              <text:p text:style-name="MP1"><draw:frame draw:style-name="Mfr1" draw:name="Image2" text:anchor-type="char" svg:x="0.101cm" svg:y="0.141cm" svg:width="2.861cm" svg:height="0.757cm" draw:z-index="1"><draw:image xlink:href="Pictures/10000201000000EB0000003E8314FF4154D25625.png" xlink:type="simple" xlink:show="embed" xlink:actuate="onLoad" draw:mime-type="image/png"/></draw:frame></text:p>
            </table:table-cell>
            <table:table-cell table:style-name="Table2.B1" office:value-type="string">
              <text:p text:style-name="MP2"><text:user-field-get text:name="DocTitle">CAN Module Design Document</text:user-field-get></text:p>
            </table:table-cell>
            <table:table-cell table:style-name="Table2.A1" table:number-rows-spanned="2" office:value-type="string">
              <text:p text:style-name="MP3"><text:user-field-get text:name="DocProject">calvos</text:user-field-get></text:p>
              <text:p text:style-name="MP3"><text:user-field-get text:name="DocID">DXXXXXX</text:user-field-get></text:p>
            </table:table-cell>
          </table:table-row>
          <table:table-row>
            <table:covered-table-cell/>
            <table:table-cell table:style-name="Table2.B2" office:value-type="string">
              <text:p text:style-name="MP4">- <text:span text:style-name="MT1"><text:user-field-get text:name="DocSubtitle">Comgen - CAN</text:user-field-get></text:span><text:span text:style-name="MT1"><text:s/>-</text:span></text:p>
            </table:table-cell>
            <table:covered-table-cell/>
          </table:table-row>
        </table:table>
        <text:p text:style-name="MP5"/>
      </style:header>
      <style:footer>
        <text:user-field-decls>
          <text:user-field-decl office:value-type="string" office:string-value="Carlos Calvillo Cortes" text:name="DocAuthor"/>
          <text:user-field-decl office:value-type="string" office:string-value="0.1" text:name="DocVersion"/>
        </text:user-field-decls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6">Author: <text:user-field-get text:name="DocAuthor">Carlos Calvillo Cortes</text:user-field-get></text:p>
            </table:table-cell>
            <table:table-cell table:style-name="Table1.A1" office:value-type="string">
              <text:p text:style-name="MP7"><text:span text:style-name="MT2">Pag. </text:span><text:page-number text:select-page="current">3</text:page-number><text:s/><text:span text:style-name="MT2">of </text:span><text:page-count>3</text:page-count></text:p>
            </table:table-cell>
            <table:table-cell table:style-name="Table1.A1" office:value-type="string">
              <text:p text:style-name="MP8">Version: <text:user-field-get text:name="DocVersion">0.1</text:user-field-get><text:s/><text:span text:style-name="MT3">(</text:span><text:span text:style-name="MT4"><text:drop-down text:name="Doc Maturity"><text:label text:current-selected="true" text:value="draft"/><text:label text:value="released"/>draft</text:drop-down></text:span><text:span text:style-name="MT5">)</text:span>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>
      <style:header>
        <text:user-field-decls>
          <text:user-field-decl office:value-type="string" office:string-value="DXXXXXX" text:name="DocID"/>
          <text:user-field-decl office:value-type="string" office:string-value="calvos" text:name="DocProject"/>
          <text:user-field-decl office:value-type="string" office:string-value="Comgen - CAN" text:name="DocSubtitle"/>
          <text:user-field-decl office:value-type="string" office:string-value="CAN Module Design Document" text:name="DocTitle"/>
        </text:user-field-decls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table:number-rows-spanned="2" office:value-type="string">
              <text:p text:style-name="MP10"><draw:frame draw:style-name="Mfr1" draw:name="Image3" text:anchor-type="char" svg:x="0.101cm" svg:y="0.141cm" svg:width="2.861cm" svg:height="0.757cm" draw:z-index="2"><draw:image xlink:href="Pictures/10000201000000EB0000003E8314FF4154D25625.png" xlink:type="simple" xlink:show="embed" xlink:actuate="onLoad" draw:mime-type="image/png"/></draw:frame></text:p>
            </table:table-cell>
            <table:table-cell table:style-name="Table4.B1" office:value-type="string">
              <text:p text:style-name="MP2"><text:user-field-get text:name="DocTitle">CAN Module Design Document</text:user-field-get></text:p>
            </table:table-cell>
            <table:table-cell table:style-name="Table4.A1" table:number-rows-spanned="2" office:value-type="string">
              <text:p text:style-name="MP11"><text:user-field-get text:name="DocProject">calvos</text:user-field-get></text:p>
              <text:p text:style-name="MP11"><text:user-field-get text:name="DocID">DXXXXXX</text:user-field-get></text:p>
            </table:table-cell>
          </table:table-row>
          <table:table-row>
            <table:covered-table-cell/>
            <table:table-cell table:style-name="Table4.B2" office:value-type="string">
              <text:p text:style-name="MP4">- <text:span text:style-name="MT1"><text:user-field-get text:name="DocSubtitle">Comgen - CAN</text:user-field-get></text:span><text:span text:style-name="MT1"><text:s/>-</text:span></text:p>
            </table:table-cell>
            <table:covered-table-cell/>
          </table:table-row>
        </table:table>
        <text:p text:style-name="MP12"/>
      </style:header>
      <style:footer>
        <text:user-field-decls>
          <text:user-field-decl office:value-type="string" office:string-value="Carlos Calvillo Cortes" text:name="DocAuthor"/>
          <text:user-field-decl office:value-type="string" office:string-value="0.1" text:name="DocVersion"/>
        </text:user-field-decls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MP6">Author: <text:user-field-get text:name="DocAuthor">Carlos Calvillo Cortes</text:user-field-get></text:p>
            </table:table-cell>
            <table:table-cell table:style-name="Table3.A1" office:value-type="string">
              <text:p text:style-name="MP13"><text:span text:style-name="MT2">Pag. </text:span><text:page-number text:select-page="current">1</text:page-number><text:s/><text:span text:style-name="MT2">of </text:span><text:page-count>3</text:page-count></text:p>
            </table:table-cell>
            <table:table-cell table:style-name="Table3.A1" office:value-type="string">
              <text:p text:style-name="MP8">Version: <text:user-field-get text:name="DocVersion">0.1</text:user-field-get><text:s/><text:span text:style-name="MT3">(</text:span><text:span text:style-name="MT4"><text:drop-down text:name="Doc Maturity"><text:label text:current-selected="true" text:value="draft"/><text:label text:value="released"/>draft</text:drop-down></text:span><text:span text:style-name="MT3">)</text:span></text:p>
            </table:table-cell>
          </table:table-row>
        </table:table>
        <text:p text:style-name="MP12"/>
      </style:footer>
    </style:master-page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1T20:24:10.498000000</meta:creation-date>
    <dc:date>2021-01-12T13:46:19.768000000</dc:date>
    <meta:editing-duration>PT23H53M38S</meta:editing-duration>
    <meta:editing-cycles>48</meta:editing-cycles>
    <meta:generator>LibreOffice/7.0.0.3$Windows_X86_64 LibreOffice_project/8061b3e9204bef6b321a21033174034a5e2ea88e</meta:generator>
    <dc:subject>- Document Subtitle -</dc:subject>
    <dc:title>General calvOS Document Template</dc:title>
    <meta:document-statistic meta:table-count="6" meta:image-count="2" meta:object-count="0" meta:page-count="3" meta:paragraph-count="74" meta:word-count="468" meta:character-count="2382" meta:non-whitespace-character-count="2033"/>
  </office:meta>
</office:document-meta>
</file>